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, randomize heigh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ramps for acces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00-00-00</text:date>, <text:time style:data-style-name="N2" text:time-value="14:08:07.7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2-06T14:55:51.272000000</dc:date>
    <meta:editing-duration>P6DT3H1M35S</meta:editing-duration>
    <meta:editing-cycles>31</meta:editing-cycles>
    <meta:document-statistic meta:table-count="1" meta:cell-count="96" meta:object-count="0"/>
  </office:meta>
</office:document-meta>
</file>